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107.83mm"/>
    </style:style>
    <style:style style:name="co5" style:family="table-column">
      <style:table-column-properties fo:break-before="auto" style:column-width="91.49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124.1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4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0.2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14.55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4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12"/>
        <table:table-column table:style-name="co5" table:default-cell-style-name="ce30"/>
        <table:table-column table:style-name="co6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1" table:number-columns-repeated="1013" table:default-cell-style-name="ce30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Sub Módulo</text:p>
          </table:table-cell>
          <table:table-cell table:style-name="ce1" office:value-type="string" calcext:value-type="string">
            <text:p>Opción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Estatus</text:p>
          </table:table-cell>
          <table:table-cell table:style-name="ce1" office:value-type="string" calcext:value-type="string">
            <text:p>Fecha de</text:p>
            <text:p>Estatus</text:p>
          </table:table-cell>
          <table:table-cell table:style-name="ce1" office:value-type="string" calcext:value-type="string">
            <text:p>Estatus</text:p>
          </table:table-cell>
          <table:table-cell table:style-name="ce1" office:value-type="string" calcext:value-type="string">
            <text:p>Comentario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1-01-29" calcext:value-type="date" table:number-columns-spanned="1" table:number-rows-spanned="9">
            <text:p>29/01/21</text:p>
          </table:table-cell>
          <table:table-cell table:style-name="ce23" office:value-type="string" calcext:value-type="string" table:number-columns-spanned="1" table:number-rows-spanned="6">
            <text:p>RNCE</text:p>
          </table:table-cell>
          <table:table-cell table:style-name="ce23" office:value-type="string" calcext:value-type="string" table:number-columns-spanned="1" table:number-rows-spanned="6">
            <text:p>Evaluación de Desempeño</text:p>
          </table:table-cell>
          <table:table-cell table:style-name="ce23" office:value-type="string" calcext:value-type="string" table:number-columns-spanned="1" table:number-rows-spanned="4">
            <text:p>Registrar</text:p>
          </table:table-cell>
          <table:table-cell table:style-name="ce9" office:value-type="string" calcext:value-type="string">
            <text:p>El Mensaje de Validación de la Fecha de Notificación de la evaluación debe mostrarse solo cuando esta fecha sea menor que la fecha de culminación del contrato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3">
          <table:covered-table-cell table:style-name="ce2"/>
          <table:covered-table-cell table:number-columns-repeated="3" table:style-name="ce23"/>
          <table:table-cell table:style-name="ce9" office:value-type="string" calcext:value-type="string">
            <text:p>Cuando se selecciona que no fue notificado presenta el mensaje correspondiente, pero luego no deja modificar nada y hay que iniciar la carga desde el inicio</text:p>
          </table:table-cell>
          <table:table-cell table:style-name="ce23" office:value-type="string" calcext:value-type="string">
            <text:p>Se pierde todo lo cargado hasta ese moment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El sistema permite cambiar la opción inhabilita los campos correspondientes al igual que el botón de guardar, ya que por requerimiento, la Evaluación no debe guardar si el mismo <text:span text:style-name="T2">No, fué notificado</text:span><text:span text:style-name="T3">; por ende el campo permite cambiar</text:span>  a <text:span text:style-name="T2">Sí, fué notificado el contratista</text:span><text:span text:style-name="T3">, al salir del campo, este habilita los campos relacionados. </text:span></text:p>
            <text:p><text:span text:style-name="T3">Esto según requerimiento.</text:span></text:p>
          </table:table-cell>
          <table:table-cell table:number-columns-repeated="1013"/>
        </table:table-row>
        <table:table-row table:style-name="ro2">
          <table:covered-table-cell table:style-name="ce3"/>
          <table:covered-table-cell table:number-columns-repeated="3" table:style-name="ce23"/>
          <table:table-cell table:style-name="ce9" office:value-type="string" calcext:value-type="string">
            <text:p>Señalar con una marca Visual cuando no se haya cargado un dato obligatorio</text:p>
          </table:table-cell>
          <table:table-cell table:style-name="ce41" office:value-type="string" calcext:value-type="string">
            <text:p>Puede ser con un signo de interrogación rojo o un asterisco, etc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Se cambio la plantilla para que bordeara el campo de color rojo, ya que todos los campos en esta vista son obligarios y tienen un asterisco al momento de cargar la evaluación.</text:p>
          </table:table-cell>
          <table:table-cell table:number-columns-repeated="1013"/>
        </table:table-row>
        <table:table-row table:style-name="ro1">
          <table:covered-table-cell table:style-name="ce3"/>
          <table:covered-table-cell table:number-columns-repeated="3" table:style-name="ce23"/>
          <table:table-cell table:style-name="ce10" office:value-type="string" calcext:value-type="string">
            <text:p>El mensaje relacionado al resultado de la evaluación debe</text:p>
            <text:p>mostrarse, cuando sea Deficiente o Sin Evaluación</text:p>
          </table:table-cell>
          <table:table-cell table:style-name="ce23" table:number-columns-repeated="3"/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3"/>
          <table:covered-table-cell table:number-columns-repeated="2" table:style-name="ce23"/>
          <table:table-cell table:style-name="ce23" office:value-type="string" calcext:value-type="string" table:number-columns-spanned="1" table:number-rows-spanned="2">
            <text:p>Reporte</text:p>
          </table:table-cell>
          <table:table-cell table:style-name="ce9" office:value-type="string" calcext:value-type="string">
            <text:p>En el Reporte no refleja la moneda que uno indico en la Evaluación</text:p>
          </table:table-cell>
          <table:table-cell table:style-name="ce23" table:number-columns-repeated="3"/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3"/>
          <table:covered-table-cell table:number-columns-repeated="3" table:style-name="ce23"/>
          <table:table-cell table:style-name="ce10" office:value-type="string" calcext:value-type="string">
            <text:p>No muestra el archivo adjunto de notificación (pdf, jpg, etc)</text:p>
          </table:table-cell>
          <table:table-cell table:style-name="ce23" table:number-columns-repeated="3"/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3"/>
          <table:table-cell table:style-name="ce23" office:value-type="string" calcext:value-type="string" table:number-columns-spanned="1" table:number-rows-spanned="2">
            <text:p>SISNC</text:p>
          </table:table-cell>
          <table:table-cell table:style-name="ce23"/>
          <table:table-cell table:style-name="ce23" office:value-type="string" calcext:value-type="string">
            <text:p>Registrar Cuenta-Dante</text:p>
          </table:table-cell>
          <table:table-cell table:style-name="ce10" office:value-type="string" calcext:value-type="string">
            <text:p>Revisar contenido</text:p>
          </table:table-cell>
          <table:table-cell table:style-name="ce17" office:value-type="string" calcext:value-type="string">
            <text:p>Cambiar Cuenta-Dante por Cuentadante</text:p>
          </table:table-cell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1">
          <table:covered-table-cell table:style-name="ce3"/>
          <table:covered-table-cell table:style-name="ce23"/>
          <table:table-cell table:style-name="ce23"/>
          <table:table-cell table:style-name="ce23" office:value-type="string" calcext:value-type="string">
            <text:p>Cambio de Contraseña</text:p>
          </table:table-cell>
          <table:table-cell table:style-name="ce10" office:value-type="string" calcext:value-type="string">
            <text:p>Revisar Opción</text:p>
          </table:table-cell>
          <table:table-cell table:style-name="ce41" office:value-type="string" calcext:value-type="string">
            <text:p>Cumplimiento de normas sobre la creación de Claves</text:p>
          </table:table-cell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covered-table-cell table:style-name="ce3"/>
          <table:table-cell table:style-name="ce23" office:value-type="string" calcext:value-type="string">
            <text:p>Configuración</text:p>
          </table:table-cell>
          <table:table-cell table:style-name="ce23"/>
          <table:table-cell table:style-name="ce23" office:value-type="string" calcext:value-type="string">
            <text:p>Usuarios</text:p>
          </table:table-cell>
          <table:table-cell table:style-name="ce10" office:value-type="string" calcext:value-type="string">
            <text:p>Revisar Registros</text:p>
          </table:table-cell>
          <table:table-cell table:style-name="ce18"/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table-cell table:style-name="ce16" office:value-type="date" office:date-value="2021-02-03" calcext:value-type="date" table:number-columns-spanned="1" table:number-rows-spanned="6">
            <text:p>03/02/21</text:p>
          </table:table-cell>
          <table:table-cell table:style-name="ce23" office:value-type="string" calcext:value-type="string" table:number-columns-spanned="1" table:number-rows-spanned="6">
            <text:p>RNCE</text:p>
          </table:table-cell>
          <table:table-cell table:style-name="ce23" office:value-type="string" calcext:value-type="string" table:number-columns-spanned="1" table:number-rows-spanned="6">
            <text:p>Programación Anual</text:p>
          </table:table-cell>
          <table:table-cell table:style-name="ce23" office:value-type="string" calcext:value-type="string" table:number-columns-spanned="1" table:number-rows-spanned="4">
            <text:p>Bienes</text:p>
          </table:table-cell>
          <table:table-cell table:style-name="ce10" office:value-type="string" calcext:value-type="string">
            <text:p>No aparece la variable TODOS en la indicación del Estado.</text:p>
          </table:table-cell>
          <table:table-cell table:style-name="ce41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3"/>
          <table:table-cell table:number-columns-repeated="1013"/>
        </table:table-row>
        <table:table-row table:style-name="ro5">
          <table:covered-table-cell table:style-name="ce23"/>
          <table:covered-table-cell table:style-name="ce7"/>
          <table:covered-table-cell table:number-columns-repeated="2" table:style-name="ce23"/>
          <table:table-cell table:style-name="ce9" office:value-type="string" calcext:value-type="string">
            <text:p>En las fuentes de financiamiento debería iniciar con INGRESOS ORDINARIOS, seguir con INGRESOS PROPIOS, luego CREDITO ADICIONAL y posteriormente los restantes, dejando al final OTROS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10" office:value-type="string" calcext:value-type="string">
            <text:p>Cuando se incluye OTROS no presenta el espacio para que</text:p>
            <text:p>ESPEFIQU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10" office:value-type="string" calcext:value-type="string">
            <text:p>Termino de cargar bienes y quiero pasar a servicios, no observo</text:p>
            <text:p>forma de hacerlo. Solo salir y volver a entrar a la Program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Se agregaron los botones pertenecientes a los sub-modulos siguintes en cada vista de carga</text:p>
          </table:table-cell>
          <table:table-cell table:number-columns-repeated="1013"/>
        </table:table-row>
        <table:table-row table:style-name="ro4">
          <table:covered-table-cell table:number-columns-repeated="3" table:style-name="ce23"/>
          <table:table-cell table:style-name="ce23" office:value-type="string" calcext:value-type="string" table:number-columns-spanned="1" table:number-rows-spanned="2">
            <text:p>Servicios</text:p>
          </table:table-cell>
          <table:table-cell table:style-name="ce10" office:value-type="string" calcext:value-type="string">
            <text:p>Ídem a las de bienes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Conseguir código CCNU en servicios es más complicado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6" office:value-type="string" calcext:value-type="string">
            <text:p>Tiene la misma parametrización que el módulo de Bienes</text:p>
          </table:table-cell>
          <table:table-cell table:number-columns-repeated="1013"/>
        </table:table-row>
        <table:table-row table:style-name="ro6">
          <table:table-cell table:style-name="ce16" office:value-type="date" office:date-value="2021-02-03" calcext:value-type="date" table:number-columns-spanned="1" table:number-rows-spanned="8">
            <text:p>03/02/21</text:p>
          </table:table-cell>
          <table:table-cell table:style-name="ce23" office:value-type="string" calcext:value-type="string" table:number-columns-spanned="1" table:number-rows-spanned="7">
            <text:p>RNCE</text:p>
          </table:table-cell>
          <table:table-cell table:style-name="ce23" office:value-type="string" calcext:value-type="string" table:number-columns-spanned="1" table:number-rows-spanned="7">
            <text:p>Evaluación de Desempeño</text:p>
          </table:table-cell>
          <table:table-cell table:style-name="ce23" office:value-type="string" calcext:value-type="string" table:number-columns-spanned="1" table:number-rows-spanned="7">
            <text:p>Registrar</text:p>
          </table:table-cell>
          <table:table-cell table:style-name="ce9" office:value-type="string" calcext:value-type="string">
            <text:p>Deja registrar la Evaluación aún cuando no se cargaron los datos de Notificación, lo cuales todos son obligatorios</text:p>
            <text:p>Cuando dice GUARDAR o REGISTRAR debería salir un aviso que indique algo así:</text:p>
            <text:p>A LOS FINES DE REGISTRAR LA EVALUACIÓN DE DESEMPEÑO, DEBERÁ CARGAR LA NOTIFICACIÓN DE ESTA AL CONTRATISTA, EN CUMPLIMIENTO DE LO ESTABLECIDO EN EL ARTICULO 51 DEL DECRETO CON RANGO, VALOR Y FUERZA DE LEY DE CONTRATACIONES PÚBLICAS.</text:p>
          </table:table-cell>
          <table:table-cell table:style-name="ce41" office:value-type="string" calcext:value-type="string">
            <text:p>TODOS LOS DATOS DE LA EVALUACIÓN SON <text:s/>OBLIGATORIOS, NO SE DEBE REALIZAR EL REGISTRO SI NO SON CARGADOS TODOS Y CADA UN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41" office:value-type="string" calcext:value-type="string">
            <text:p>Actualmente el sistema no deja registrar el la evaluación ya que según indicaciones cada uno de los campos son obligatorios, e incluso, si el contratista, selecciona el campo de <text:span text:style-name="T2">No, fué notificado</text:span><text:span text:style-name="T3"> los campos siguientes y el botón de guardado son bloqueados por el mismo requerimiento.</text:span></text:p>
          </table:table-cell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Cuando se despliega la notificación solo señala: FAX TELEFONO CORREO ELECTRONICO y NO APLIC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 table:number-columns-spanned="1" table:number-rows-spanned="3">
            <text:p>18/02/21</text:p>
          </table:table-cell>
          <table:table-cell table:style-name="ce49" office:value-type="string" calcext:value-type="string" table:number-columns-spanned="1" table:number-rows-spanned="3">
            <text:p>Entregado</text:p>
          </table:table-cell>
          <table:table-cell table:style-name="ce41" office:value-type="string" calcext:value-type="string" table:number-columns-spanned="1" table:number-rows-spanned="3">
            <text:p>Según requerimiento solo se dejaron tres (3) opciones, las cuales son: FAX, Correo Electronico y Oficio / Memo/ Notificación; Solicitando de igual manera una imagen lo cual demuestre la notificación</text:p>
          </table:table-cell>
          <table:table-cell table:number-columns-repeated="1013"/>
        </table:table-row>
        <table:table-row table:style-name="ro7">
          <table:covered-table-cell table:number-columns-repeated="4" table:style-name="ce23"/>
          <table:table-cell table:style-name="ce9" office:value-type="string" calcext:value-type="string">
            <text:p>De acuerdo con el Articulo 8 de la LCP las notificaciones en principio son electrónicas y el correo donde se envió no es prueba de notificación sino la respuesta o acuse de recibo cuyos datos deben plasmarse. Al cargar el correo permite enviar la notificación lo cual no es procedente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style-name="ce21"/>
          <table:covered-table-cell table:style-name="ce49"/>
          <table:covered-table-cell table:style-name="ce41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Por FAX igualmente debe indicar información de la notificación y la recepción del notificado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number-columns-repeated="3"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No entiendo eso de notificar por TELEFONO. Cargue un número telefónico y aceptó la carga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 table:number-columns-spanned="1" table:number-rows-spanned="2">
            <text:p>18/02/21</text:p>
          </table:table-cell>
          <table:table-cell table:style-name="ce49" office:value-type="string" calcext:value-type="string" table:number-columns-spanned="1" table:number-rows-spanned="2">
            <text:p>Entregado</text:p>
          </table:table-cell>
          <table:table-cell table:style-name="ce23" office:value-type="string" calcext:value-type="string" table:number-columns-spanned="1" table:number-rows-spanned="2">
            <text:p>Fue eliminada esta opción, según requerimiento.</text:p>
          </table:table-cell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¿Cuándo NO APLICA notificar? Cuando se carga NO APLICA da la opción de cargar el DOCUMENTO de notific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number-columns-repeated="3" table:style-name="ce23"/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No veo que pueda observar todo el documento de evalu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 office:value-type="string" calcext:value-type="string">
            <text:p>Sub-modulo Consulta.</text:p>
          </table:table-cell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10" office:value-type="string" calcext:value-type="string">
            <text:p>Después de inactividad Emitir mensaje y desconectar</text:p>
          </table:table-cell>
          <table:table-cell table:style-name="ce23" office:value-type="string" calcext:value-type="string">
            <text:p>Desde todas las opciones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4">
          <table:table-cell table:style-name="ce16" office:value-type="date" office:date-value="2021-02-11" calcext:value-type="date">
            <text:p>11/02/21</text:p>
          </table:table-cell>
          <table:table-cell table:style-name="ce23" office:value-type="string" calcext:value-type="string">
            <text:p>RNCE</text:p>
          </table:table-cell>
          <table:table-cell table:style-name="ce23" office:value-type="string" calcext:value-type="string" table:number-columns-spanned="1" table:number-rows-spanned="6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0" office:value-type="string" calcext:value-type="string">
            <text:p>No muestra la Moned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3" table:number-columns-spanned="1" table:number-rows-spanned="15"/>
          <table:table-cell table:style-name="ce23"/>
          <table:covered-table-cell table:style-name="ce23"/>
          <table:table-cell table:style-name="ce23"/>
          <table:table-cell table:style-name="ce9" office:value-type="string" calcext:value-type="string">
            <text:p>La Tabla de Evaluación del Contratista debe presentar los valores (Peso y Total)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 table:style-name="ce23"/>
          <table:table-cell table:style-name="ce23"/>
          <table:table-cell table:style-name="ce35" office:value-type="string" calcext:value-type="string">
            <text:p>No muestra la Información del Ente que Evalua: RIF, Denominación o Nombr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 table:style-name="ce23"/>
          <table:table-cell table:style-name="ce23" office:value-type="string" calcext:value-type="string">
            <text:p>Anulación</text:p>
          </table:table-cell>
          <table:table-cell table:style-name="ce9" office:value-type="string" calcext:value-type="string">
            <text:p>No se refleja en el Menú del Módulo RNCE , Sub Módulo Evaluación de Desempeño</text:p>
          </table:table-cell>
          <table:table-cell table:style-name="ce41" office:value-type="string" calcext:value-type="string">
            <text:p>Vía Whatsapp Benjamin mostro que ya estaba activa en el Sistema. Pero al acceder no la encuentr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 office:value-type="string" calcext:value-type="string">
            <text:p>Se deben realizar las prueba en el ambiente de </text:p>
            <text:p>Sistemaintegradoprueba.snc.gob.ve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/>
          <table:table-cell table:style-name="ce23" office:value-type="string" calcext:value-type="string" table:number-columns-spanned="1" table:number-rows-spanned="2">
            <text:p>Consulta</text:p>
          </table:table-cell>
          <table:table-cell table:style-name="ce9" office:value-type="string" calcext:value-type="string">
            <text:p>El mensaje cuando solicita el Rif del Contratista, dice Rif del Contratista a Evaluar en Lugar de Rif del Contratista a Consultar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5">
          <table:covered-table-cell table:style-name="ce23"/>
          <table:table-cell table:style-name="ce23"/>
          <table:covered-table-cell table:number-columns-repeated="2"/>
          <table:table-cell office:value-type="string" calcext:value-type="string">
            <text:p>Luego de introducir el RIF el sistema no responde</text:p>
          </table:table-cell>
          <table:table-cell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8" office:value-type="string" calcext:value-type="string">
            <text:p>Una vez se apruebe la pantalla de Evaluación de Desempeño, se prodecera a realizar la carga de la migración (Información de la base de Datos del sistema anterior); luego de esto, el modulo generara una gráfica con los resultados correspondientes.</text:p>
          </table:table-cell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10" office:value-type="string" calcext:value-type="string">
            <text:p>Todas las opciones deberían tener un Botón “Regresar”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 office:value-type="string" calcext:value-type="string" table:number-columns-spanned="1" table:number-rows-spanned="3">
            <text:p>RNCE</text:p>
          </table:table-cell>
          <table:table-cell table:style-name="ce23" office:value-type="string" calcext:value-type="string" table:number-columns-spanned="1" table:number-rows-spanned="3">
            <text:p>Evaluación de Desempeño</text:p>
          </table:table-cell>
          <table:table-cell table:style-name="ce23" office:value-type="string" calcext:value-type="string" table:number-columns-spanned="1" table:number-rows-spanned="3">
            <text:p>Reporte</text:p>
          </table:table-cell>
          <table:table-cell table:style-name="ce9" office:value-type="string" calcext:value-type="string">
            <text:p>Ni en la Pantalla ni en el pdf En el campo ¿Fue notificado al contratista?: refleja lo registrado en la evaluación</text:p>
          </table:table-cell>
          <table:table-cell table:style-name="ce41" office:value-type="string" calcext:value-type="string">
            <text:p>Por ejemplo, registre que si le había notificado y en el Reporte refleja No, no fué notificado al contratista.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6" office:value-type="string" calcext:value-type="string">
            <text:p>Prueba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2" table:style-name="ce23"/>
          <table:covered-table-cell/>
          <table:covered-table-cell table:style-name="ce23"/>
          <table:table-cell table:style-name="ce9" office:value-type="string" calcext:value-type="string">
            <text:p>Ni en la Pantalla ni en el pdf En el campo Medio de envio de la Notificación: refleja lo registrado en la evaluación</text:p>
          </table:table-cell>
          <table:table-cell table:style-name="ce41" office:value-type="string" calcext:value-type="string">
            <text:p>Por ejemplo, registre correo y en el Reporte refleja Télefon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6" office:value-type="string" calcext:value-type="string">
            <text:p>Prueba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2" table:style-name="ce23"/>
          <table:covered-table-cell/>
          <table:covered-table-cell table:style-name="ce23"/>
          <table:table-cell table:style-name="ce11" office:value-type="string" calcext:value-type="string">
            <text:p>En el Reporte en PDF No muestra el archivo adjunto de notificación (pdf, jpg, etc)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9" office:value-type="string" calcext:value-type="string">
            <text:p>Cuando dejo de usar el sistema por unos minutos y luego quiero ejecutar cualquier opción se “Guinda”</text:p>
          </table:table-cell>
          <table:table-cell table:style-name="ce23" office:value-type="string" calcext:value-type="string">
            <text:p>Debo cerrar la sesión y volver a entrar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2">
          <table:covered-table-cell table:style-name="ce23"/>
          <table:table-cell table:style-name="ce23" office:value-type="string" calcext:value-type="string" table:number-columns-spanned="1" table:number-rows-spanned="5">
            <text:p>RNCE</text:p>
          </table:table-cell>
          <table:table-cell office:value-type="string" calcext:value-type="string" table:number-columns-spanned="1" table:number-rows-spanned="5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0" office:value-type="string" calcext:value-type="string">
            <text:p>En lugar de Busqueda debería decir Rif de Contratista a</text:p>
            <text:p>Consultar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41" office:value-type="string" calcext:value-type="string">
            <text:p>Esta palabra es un estandar para todas las tablas, no solo para esta pantalla. </text:p>
            <text:p>En este campo, se puede buscar por cualquier campo, sea por RIF, Denominación, Proceso.</text:p>
          </table:table-cell>
          <table:table-cell table:number-columns-repeated="1013"/>
        </table:table-row>
        <table:table-row table:style-name="ro8">
          <table:covered-table-cell table:number-columns-repeated="2" table:style-name="ce23"/>
          <table:covered-table-cell/>
          <table:table-cell office:value-type="string" calcext:value-type="string" table:number-columns-spanned="1" table:number-rows-spanned="4">
            <text:p>Registrar</text:p>
          </table:table-cell>
          <table:table-cell table:style-name="ce13" office:value-type="string" calcext:value-type="string">
            <text:p>Al terminar la carga de la Evaluación en lugar de Registro Exitoso debería decir Registro Exitoso y el Identificador de Evaluación de Desempeño</text:p>
          </table:table-cell>
          <table:table-cell office:value-type="string" calcext:value-type="string">
            <text:p><text:span text:style-name="T1">√</text:span></text:p>
            <text:p>Registro Exitoso</text:p>
            <text:p>Identificador de Evaluación de Desempeño Nro: 13161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number-columns-repeated="1014"/>
        </table:table-row>
        <table:table-row table:style-name="ro5">
          <table:covered-table-cell table:number-columns-repeated="2" table:style-name="ce23"/>
          <table:covered-table-cell/>
          <table:covered-table-cell table:style-name="ce23"/>
          <table:table-cell table:style-name="ce10" office:value-type="string" calcext:value-type="string">
            <text:p>Cuando el Contratista no esta Registrado en el RNC y solicita los datos</text:p>
            <text:p>del mismo, requiere un campo llamado PAÍS DE PROSEDENCIA, y</text:p>
            <text:p>el mismo presenta error ortográfico, siendo la forma correcta</text:p>
            <text:p>PROCEDENCI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9">
          <table:covered-table-cell table:number-columns-repeated="2" table:style-name="ce23"/>
          <table:covered-table-cell table:number-columns-repeated="2"/>
          <table:table-cell table:style-name="ce14" office:value-type="string" calcext:value-type="string">
            <text:p>Cuando registré una evaluación deficiente muestra el mensaje y</text:p>
            <text:p>allí se queda y sigue mostrando el mensaje de Registrar</text:p>
            <text:p>Evaluación y cada vez que pulse Registrar Evaluación, registro</text:p>
            <text:p>la todas y cada una asignándoles un nuevo Identificador de</text:p>
            <text:p>Evaluación de Desempeño</text:p>
          </table:table-cell>
          <table:table-cell table:style-name="ce19"/>
          <table:table-cell table:style-name="ce19" office:value-type="string" calcext:value-type="string">
            <text:p>Nikodemo</text:p>
          </table:table-cell>
          <table:table-cell table:style-name="ce19" office:value-type="string" calcext:value-type="string">
            <text:p>Pendiente</text:p>
          </table:table-cell>
          <table:table-cell table:style-name="ce22" office:value-type="date" office:date-value="2021-02-18" calcext:value-type="date">
            <text:p>18/02/21</text:p>
          </table:table-cell>
          <table:table-cell table:style-name="ce19"/>
          <table:table-cell table:style-name="ce29" office:value-type="string" calcext:value-type="string">
            <text:p>No entiendo el requerimiento.</text:p>
            <text:p>La pantalla emite un alert, Sí, guardar o Cancelar.</text:p>
            <text:p>Al cancelar, este vuelve a la pantalla anterior, sin perder los campos, pero sin guardar.</text:p>
            <text:p>Al aceptar, el mismo guarda y muestra una notificación de Registro exitoso, con un botón OK, el mismo al ser pulsado, recarga la página, requiriendo la información se cargue de nuevo.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covered-table-cell table:number-columns-repeated="2" table:style-name="ce23"/>
          <table:covered-table-cell table:number-columns-repeated="2"/>
          <table:table-cell table:style-name="ce10" office:value-type="string" calcext:value-type="string">
            <text:p>Debe Obligar seleccionar un Si o No en la Evaluación, el sistema</text:p>
            <text:p>actualmente permite registrar sin seleccionar nad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6" office:value-type="date" office:date-value="2021-02-17" calcext:value-type="date" table:number-columns-spanned="1" table:number-rows-spanned="4">
            <text:p>17/02/21</text:p>
          </table:table-cell>
          <table:table-cell table:style-name="ce23" office:value-type="string" calcext:value-type="string" table:number-columns-spanned="1" table:number-rows-spanned="2">
            <text:p>RNC</text:p>
          </table:table-cell>
          <table:table-cell table:style-name="ce23" office:value-type="string" calcext:value-type="string" table:number-columns-spanned="1" table:number-rows-spanned="2">
            <text:p>Consultas</text:p>
          </table:table-cell>
          <table:table-cell table:style-name="ce23" office:value-type="string" calcext:value-type="string" table:number-columns-spanned="1" table:number-rows-spanned="2">
            <text:p>Contratistas</text:p>
          </table:table-cell>
          <table:table-cell table:style-name="ce10" office:value-type="string" calcext:value-type="string">
            <text:p>Cuando se selecciona esta opción, no corresponde a la</text:p>
            <text:p>misma, el sistema presenta la Opción de Carga de</text:p>
            <text:p>Programación Anual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3"/>
          <table:table-cell table:number-columns-repeated="1013"/>
        </table:table-row>
        <table:table-row table:style-name="ro11">
          <table:covered-table-cell table:style-name="ce23"/>
          <table:covered-table-cell table:number-columns-repeated="2" table:style-name="ce8"/>
          <table:covered-table-cell table:style-name="ce23"/>
          <table:table-cell table:style-name="ce9" office:value-type="string" calcext:value-type="string">
            <text:p>Fecha estimada en la cual estará operativa esta opción. La cual es URGENT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RNCE</text:p>
          </table:table-cell>
          <table:table-cell table:style-name="ce23" office:value-type="string" calcext:value-type="string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5" office:value-type="string" calcext:value-type="string">
            <text:p>Filtro por Usuario Interno (SNC), Contratistas no Registrados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11">
          <table:covered-table-cell table:style-name="ce23"/>
          <table:table-cell table:style-name="ce23" table:number-columns-repeated="3"/>
          <table:table-cell table:style-name="ce9" office:value-type="string" calcext:value-type="string">
            <text:p>El lapso de Duración del Contrato debe estar en el Formato dd/mm/aaaa</text:p>
          </table:table-cell>
          <table:table-cell table:style-name="ce23" office:value-type="string" calcext:value-type="string">
            <text:p>Ejemplo Desde: 01/02/2021 Hasta: 08/02/2021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6" office:value-type="date" office:date-value="2021-02-18" calcext:value-type="date">
            <text:p>18/02/21</text:p>
          </table:table-cell>
          <table:table-cell table:style-name="ce49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59:39.7840566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1:30:30.620149695</meta:creation-date>
    <dc:date>2021-02-18T23:10:22.615790948</dc:date>
    <meta:editing-duration>PT17M20S</meta:editing-duration>
    <meta:editing-cycles>2</meta:editing-cycles>
    <meta:generator>LibreOffice/6.0.7.3$Linux_X86_64 LibreOffice_project/00m0$Build-3</meta:generator>
    <meta:document-statistic meta:table-count="1" meta:cell-count="268" meta:object-count="0"/>
  </office:meta>
</office:document-meta>
</file>